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6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6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63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6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6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6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6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6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6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7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7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7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7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7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7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7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7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7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8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8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8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8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8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8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8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8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8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9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9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94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95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1363882682236970947" text:style-name="L1">
        <text:list-item>
          <text:p text:style-name="P58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59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60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1494918193683437416" text:style-name="L2">
        <text:list-item>
          <text:p text:style-name="P61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62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5542026116157918533" text:style-name="L3">
        <text:list-item>
          <text:p text:style-name="P6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63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8319208879364982847" text:style-name="L4">
        <text:list-item>
          <text:p text:style-name="P64">Publicat codi d'accès al Classroom.</text:p>
        </text:list-item>
        <text:list-item>
          <text:p text:style-name="P78">Treball autònom tasca 1.</text:p>
        </text:list-item>
        <text:list-item>
          <text:p text:style-name="P6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22250909102236" text:continue-numbering="true" text:style-name="L4">
        <text:list-item>
          <text:p text:style-name="P66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22251117083700" text:continue-numbering="true" text:style-name="L4">
        <text:list-item>
          <text:p text:style-name="P66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55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34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40"/>
      <text:p text:style-name="P40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22251392545895" text:continue-numbering="true" text:style-name="L4">
        <text:list-item>
          <text:p text:style-name="P67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67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79">Comentem apartat 1.1 Temperatura y calor.</text:p>
        </text:list-item>
      </text:list>
      <text:p text:style-name="P41"/>
      <text:p text:style-name="P47">Di<text:span text:style-name="T12">vendres 10</text:span>/<text:span text:style-name="T7">10</text:span>/2<text:span text:style-name="T5">5</text:span></text:p>
      <text:p text:style-name="P47"/>
      <text:list xml:id="list122252073255445" text:continue-numbering="true" text:style-name="L4">
        <text:list-item>
          <text:p text:style-name="P6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85">Comentem apartat 1.2 Presión.</text:p>
        </text:list-item>
        <text:list-item>
          <text:p text:style-name="P85">Comentem apartat 1.2 Presión.</text:p>
        </text:list-item>
        <text:list-item>
          <text:p text:style-name="P85">Comentem els exercicis 1.3 Ejercicios temperatura y presión.</text:p>
        </text:list-item>
        <text:list-item>
          <text:p text:style-name="P85">Comentem apartat 1.4 Enegía y potencia</text:p>
        </text:list-item>
        <text:list-item>
          <text:p text:style-name="P86">Comentem els exercicis 1.<text:span text:style-name="T13">5</text:span> Ejercicios <text:span text:style-name="T13">energía y potencia</text:span>.</text:p>
        </text:list-item>
      </text:list>
      <text:p text:style-name="P42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48">Di<text:span text:style-name="T3">mecres</text:span><text:tab/><text:span text:style-name="T15">15</text:span>/<text:span text:style-name="T7">10</text:span>/2<text:span text:style-name="T5">5</text:span></text:p>
      <text:p text:style-name="P35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5"/>
      <text:p text:style-name="P48">Di<text:span text:style-name="T15">jous</text:span><text:tab/><text:tab/><text:span text:style-name="T15">16</text:span>/<text:span text:style-name="T7">10</text:span>/2<text:span text:style-name="T5">5</text:span></text:p>
      <text:list xml:id="list122251221427844" text:continue-numbering="true" text:style-name="L4">
        <text:list-item>
          <text:p text:style-name="P6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87">Comentem apartat 1.<text:span text:style-name="T15">5 Ejercicios energía y potencia</text:span>.</text:p>
        </text:list-item>
        <text:list-item>
          <text:p text:style-name="P87">Comentem apartat 1.<text:span text:style-name="T15">6.1 Calor específico</text:span></text:p>
        </text:list-item>
        <text:list-item>
          <text:p text:style-name="P87">Comentem apartat 1.<text:span text:style-name="T15">6.2 Calor sensible y latente</text:span></text:p>
        </text:list-item>
      </text:list>
      <text:p text:style-name="P43"/>
      <text:p text:style-name="P54">Divendres<text:tab/>17/10/25</text:p>
      <text:list xml:id="list122251239281149" text:continue-numbering="true" text:style-name="L4">
        <text:list-item>
          <text:p text:style-name="P7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88">Comentem apartat 1.6.3 Transmisión del calor</text:p>
        </text:list-item>
        <text:list-item>
          <text:p text:style-name="P88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6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7"/>
      <text:p text:style-name="P56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22251165809944" text:continue-numbering="true" text:style-name="L4">
        <text:list-item>
          <text:p text:style-name="P7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89">Comentem <text:span text:style-name="T17">exercicis 1.7-1 a 3</text:span></text:p>
        </text:list-item>
        <text:list-item>
          <text:p text:style-name="P90">Comentem apartat 1.8.1 Compresión de un gas a tempewratura constante</text:p>
        </text:list-item>
      </text:list>
      <text:p text:style-name="P44"/>
      <text:p text:style-name="P44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22251781908539" text:continue-numbering="true" text:style-name="L4">
        <text:list-item>
          <text:p text:style-name="P7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1">Comentem exercicis 1.9-1 y 2.</text:p>
        </text:list-item>
      </text:list>
      <text:p text:style-name="P45"/>
      <text:p text:style-name="P45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38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8"/>
      <text:p text:style-name="P38"/>
      <text:p text:style-name="P38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46">Feim el primer examen de la primera avaluació.</text:p>
      <text:p text:style-name="P46"/>
      <text:p text:style-name="P46"/>
      <text:p text:style-name="P49">Di<text:span text:style-name="T19">jous</text:span><text:tab/><text:tab/><text:span text:style-name="T19">30</text:span>/<text:span text:style-name="T9">10</text:span>/2<text:span text:style-name="T5">5</text:span></text:p>
      <text:p text:style-name="P49"/>
      <text:list xml:id="list122252448232573" text:continue-numbering="true" text:style-name="L4">
        <text:list-item>
          <text:p text:style-name="P7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80">Comencem a comentar l'apartat 1.8.4 Diagrama de Mollier (diagrama p h)</text:p>
        </text:list-item>
      </text:list>
      <text:p text:style-name="P32"/>
      <text:p text:style-name="P32"/>
      <text:p text:style-name="P49">Di<text:span text:style-name="T19">vendres</text:span><text:tab/><text:span text:style-name="T19">31</text:span>/<text:span text:style-name="T9">10</text:span>/2<text:span text:style-name="T5">5</text:span></text:p>
      <text:p text:style-name="P49"/>
      <text:p text:style-name="P46">Festiu triat pel centre.</text:p>
      <text:p text:style-name="P46"/>
      <text:p text:style-name="P46"/>
      <text:p text:style-name="P50">Di<text:span text:style-name="T3">marts</text:span><text:tab/><text:span text:style-name="T20">04</text:span>/<text:span text:style-name="T9">11</text:span>/2<text:span text:style-name="T5">5</text:span></text:p>
      <text:p text:style-name="P50"/>
      <text:p text:style-name="P3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9"/>
      <text:p text:style-name="P39"/>
      <text:p text:style-name="P51">Di<text:span text:style-name="T3">mecres</text:span><text:tab/><text:span text:style-name="T20">05</text:span>/<text:span text:style-name="T9">11</text:span>/2<text:span text:style-name="T5">5</text:span></text:p>
      <text:p text:style-name="P51"/>
      <text:list xml:id="list122251392269038" text:continue-numbering="true" text:style-name="L4">
        <text:list-item>
          <text:p text:style-name="P7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81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52"/>
      <text:p text:style-name="P57">Di<text:span text:style-name="T22">jous</text:span><text:tab/><text:tab/><text:span text:style-name="T20">06</text:span>/<text:span text:style-name="T9">11</text:span>/2<text:span text:style-name="T5">5</text:span></text:p>
      <text:p text:style-name="P52"/>
      <text:list xml:id="list122250969957822" text:continue-numbering="true" text:style-name="L4">
        <text:list-item>
          <text:p text:style-name="P7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82">Co<text:span text:style-name="T22">mentem exercici 1.9-5</text:span></text:p>
        </text:list-item>
      </text:list>
      <text:p text:style-name="P53"/>
      <text:p text:style-name="P53"/>
      <text:p text:style-name="P53">Di<text:span text:style-name="T23">vendres</text:span><text:tab/><text:span text:style-name="T20">07</text:span>/<text:span text:style-name="T9">11</text:span>/2<text:span text:style-name="T5">5</text:span></text:p>
      <text:p text:style-name="P53"/>
      <text:list xml:id="list122251757859062" text:continue-numbering="true" text:style-name="L4">
        <text:list-item>
          <text:p text:style-name="P76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83">C<text:span text:style-name="T23">omentem apartat 1.1.1 Coeficiente de funcionamiento COP y EER</text:span></text:p>
        </text:list-item>
        <text:list-item>
          <text:p text:style-name="P83">C<text:span text:style-name="T23">omentem apartat 1.1.2 Componenentes d ela instalación drigorífica por compresión</text:span></text:p>
        </text:list-item>
      </text:list>
      <text:p text:style-name="P84"/>
      <text:p text:style-name="P93"/>
      <text:p text:style-name="P93">Di<text:span text:style-name="T3">marts</text:span><text:tab/><text:span text:style-name="T24">11</text:span>/<text:span text:style-name="T9">11</text:span>/2<text:span text:style-name="T5">5</text:span></text:p>
      <text:p text:style-name="P77"/>
      <text:list xml:id="list646376653647800162" text:style-name="L5">
        <text:list-item>
          <text:p text:style-name="P94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95"><text:span text:style-name="T26">C</text:span><text:span text:style-name="T25">omentem 1.1.3 Ciclo frigorífico en el diagrama p h</text:span></text:p>
        </text:list-item>
        <text:list-item>
          <text:p text:style-name="P95"><text:span text:style-name="T26">C</text:span><text:span text:style-name="T25">omentem 1.1.4 Caudal másico</text:span></text:p>
        </text:list-item>
        <text:list-item>
          <text:p text:style-name="P95"><text:span text:style-name="T26">C</text:span><text:span text:style-name="T25">omentem 1.1.5 Relación de compresión</text:span></text:p>
        </text:list-item>
        <text:list-item>
          <text:p text:style-name="P95"><text:span text:style-name="T25">Comentem exercici 1.2-1</text:span></text:p>
        </text:list-item>
      </text:list>
      <text:p text:style-name="P92"/>
      <text:p text:style-name="P92"/>
      <text:p text:style-name="P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1-11T12:22:50.109729268</dc:date>
    <meta:editing-duration>PT2H28M56S</meta:editing-duration>
    <meta:editing-cycles>221</meta:editing-cycles>
    <meta:document-statistic meta:table-count="0" meta:image-count="0" meta:object-count="0" meta:page-count="4" meta:paragraph-count="94" meta:word-count="542" meta:character-count="3546" meta:non-whitespace-character-count="3127"/>
  </office:meta>
</office:document-meta>
</file>